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style:text-autospace="none"/>
      <style:text-properties fo:font-family="F19" style:font-family-generic="swiss" fo:font-size="25pt" style:font-family-asian="F19" style:font-family-generic-asian="swiss" style:font-size-asian="25pt" style:font-family-complex="F19" style:font-family-generic-complex="swiss" style:font-size-complex="14.199999809265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7.537cm" presentation:class="title" presentation:user-transformed="true">
          <draw:text-box>
            <text:p text:style-name="P1">High Level Movement Control for<text:line-break/>Autonomous Vehic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22M37S</meta:editing-duration>
    <meta:editing-cycles>3</meta:editing-cycles>
    <meta:generator>OpenOffice.org/3.3$Win32 OpenOffice.org_project/330m20$Build-9567</meta:generator>
    <dc:date>2012-11-13T21:55:11.75</dc:date>
    <dc:creator>Andreas Gruber</dc:creator>
    <meta:document-statistic meta:object-count="24"/>
  </office:meta>
</office:document-meta>
</file>